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textException.ContextException( String string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Exception.ContextException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Exception.Contex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